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loext:padding="0cm" loext:border="non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Text_20_body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You said:</text:h>
      <text:p text:style-name="P4">/home/sakthees-monk/Downloads/android-studio-2025.1.1.13-linux.tar.gz unzip usr/local giveterminal prompt and install</text:p>
      <text:h text:style-name="Heading_20_6" text:outline-level="6">ChatGPT said:</text:h>
      <text:p text:style-name="Text_20_body">To install Android Studio from the <text:span text:style-name="Source_20_Text">.tar.gz</text:span> file you downloaded (<text:span text:style-name="Source_20_Text">android-studio-2025.1.1.13-linux.tar.gz</text:span>) to <text:span text:style-name="Source_20_Text">/usr/local</text:span>, follow these terminal commands:</text:p>
      <text:p text:style-name="Horizontal_20_Line"/>
      <text:h text:style-name="Heading_20_3" text:outline-level="3">✅ <text:span text:style-name="Strong_20_Emphasis">Step-by-step Terminal Commands</text:span></text:h>
      <text:p text:style-name="P2"><text:span text:style-name="Source_20_Text"># 1. Go to your Downloads folder</text:span></text:p>
      <text:p text:style-name="P2"><text:span text:style-name="Source_20_Text">cd ~/Downloads</text:span></text:p>
      <text:p text:style-name="P2"/>
      <text:p text:style-name="P2"><text:span text:style-name="Source_20_Text"># 2. Extract the tar.gz file to /usr/local (requires sudo)</text:span></text:p>
      <text:p text:style-name="P2"><text:span text:style-name="Source_20_Text">sudo tar -xzvf android-studio-2025.1.1.13-linux.tar.gz -C /usr/local/</text:span></text:p>
      <text:p text:style-name="P2"/>
      <text:p text:style-name="P2"><text:span text:style-name="Source_20_Text"># 3. Go to the Android Studio bin directory</text:span></text:p>
      <text:p text:style-name="P2"><text:span text:style-name="Source_20_Text">cd /usr/local/android-studio/bin</text:span></text:p>
      <text:p text:style-name="P2"/>
      <text:p text:style-name="P2"><text:span text:style-name="Source_20_Text"># 4. Run the Android Studio setup</text:span></text:p>
      <text:p text:style-name="P3"><text:span text:style-name="Source_20_Text">./studio.sh</text:span></text:p>
      <text:p text:style-name="Horizontal_20_Line"/>
      <text:h text:style-name="Heading_20_3" text:outline-level="3">💡 Optional: Add to PATH permanently</text:h>
      <text:p text:style-name="Text_20_body">To make it easier to launch Android Studio from the terminal using just <text:span text:style-name="Source_20_Text">studio.sh</text:span>, you can add it to your PATH:</text:p>
      <text:p text:style-name="P2"><text:span text:style-name="Source_20_Text">echo 'export PATH=$PATH:/usr/local/android-studio/bin' &gt;&gt; ~/.bashrc</text:span></text:p>
      <text:p text:style-name="P3"><text:span text:style-name="Source_20_Text">source ~/.bashrc</text:span></text:p>
      <text:p text:style-name="Text_20_body">If you're using <text:span text:style-name="Source_20_Text">zsh</text:span> instead of <text:span text:style-name="Source_20_Text">bash</text:span>, replace <text:span text:style-name="Source_20_Text">~/.bashrc</text:span> with <text:span text:style-name="Source_20_Text">~/.zshrc</text:span>.</text:p>
      <text:p text:style-name="Standard">sakthees-monk@saktheesmonk-desktop:/usr/local/android-studio/bin$ ./studio.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7T15:47:29.980000626</meta:creation-date>
    <dc:date>2025-06-27T16:44:45.630371886</dc:date>
    <meta:editing-duration>PT6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23" meta:character-count="989" meta:non-whitespace-character-count="885"/>
  </office:meta>
</office:document-meta>
</file>